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TRODUCTION TO SPRING FRAMEWORK:</text:p>
      <text:p text:style-name="Standard"># spring is a dependency injection framework</text:p>
      <text:p text:style-name="Standard"># Dependency of class  it means all the functions that this class can perform</text:p>
      <text:p text:style-name="Standard"># @Component  this annotation is used for “managing the instances”</text:p>
      <text:p text:style-name="Standard"># @Autowired  to tell that this is dependency of some class</text:p>
      <text:p text:style-name="Standard">TERMINOLOGY:</text:p>
      <text:p text:style-name="Standard">&gt; Beans  different object managed by spring framework</text:p>
      <text:p text:style-name="Standard">&gt; Autowiring  process where spring matches <text:s/>the dependency</text:p>
      <text:p text:style-name="Standard">&gt; Dependency injection</text:p>
      <text:p text:style-name="Standard">&gt; inversion of control</text:p>
      <text:p text:style-name="Standard">&gt; IOC container</text:p>
      <text:p text:style-name="Standard">&gt; application context</text:p>
      <text:p text:style-name="Standard"/>
      <text:p text:style-name="Standard">SPRING LEVEL-1:</text:p>
      <text:p text:style-name="Standard">Step 1 - Setting up a Spring Project using htttp://start.spring.io :</text:p>
      <text:p text:style-name="Standard"># go to the above link on browser</text:p>
      <text:p text:style-name="Standard"># select maven project, java, 2.something version (avoid snapshot), group (com.in28minutes.spring.basics), artifact (spring-in-5-steps) and click on generate project and the project will be downloaded in .zip format , so unzip it and open it with eclipse.</text:p>
      <text:p text:style-name="Standard"># how to open existing project:</text:p>
      <text:p text:style-name="Standard"><text:s text:c="3"/>click on file then click on import, then type maven and choose existing maven projects then click next , then browse to the folder where you unzipped the project and click finish.</text:p>
      <text:p text:style-name="Standard"/>
      <text:p text:style-name="Standard"><text:s/></text:p>
      <text:p text:style-name="Standard"/>
      <text:p text:style-name="Standard">Step 2 - Understanding Tight Coupling using the Binary Search Algorithm Example:</text:p>
      <text:p text:style-name="Standard"># create a new class inside the package “com.in28minutes…” with name (BinarySearchImpl).</text:p>
      <text:p text:style-name="Standard"># # tight coupling is something when we hardcode something like if we hard code that the sorting should be done by bubble sort , this is called tight coupling we don’t have a choice , we cannot choose which sorting algorithm we want to use.</text:p>
      <text:p text:style-name="Standard">Step 3 - Making the Binary Search Algorithm Example Loosely Coupled:</text:p>
      <text:p text:style-name="Standard"># to make it loosely coupled we used interface.</text:p>
      <text:p text:style-name="Standard">Step 4 - Using Spring Framework to Manage Dependencies - @Component, @Autowired :</text:p>
      <text:p text:style-name="Standard"># Bean – Instance of an object</text:p>
      <text:p text:style-name="Standard"># whenever we add @Component annotation then we are telling spring that this are the components to manage</text:p>
      <text:p text:style-name="Standard"># @Autowired – this annotation is used to tell spring that this is dependency</text:p>
      <text:p text:style-name="Standard"/>
      <text:p text:style-name="Standard">Note: Spring is used to create and manage beans and dependencies for us.</text:p>
      <text:p text:style-name="Standard"/>
      <text:p text:style-name="Standard">// this is how we call the bean or use the bean</text:p>
      <text:p text:style-name="Standard"><text:tab/><text:tab/>ApplicationContext applicationContext = SpringApplication.run(SpringIn5StepsApplication.class, args);</text:p>
      <text:p text:style-name="Standard"><text:tab/><text:tab/>BinarySearchImpl binarySearch = applicationContext.getBean(BinarySearchImpl.class);</text:p>
      <text:p text:style-name="Standard"/>
      <text:p text:style-name="Standard"/>
      <text:p text:style-name="Standard"/>
      <text:p text:style-name="Standard">Step 5 - What is happening in the background?</text:p>
      <text:p text:style-name="Standard"># first spring find the package of classes</text:p>
      <text:p text:style-name="Standard"># then it searches for the components (@Component)</text:p>
      <text:p text:style-name="Standard"># then it look for the dependencies and autowire them (@Autowired)</text:p>
      <text:p text:style-name="Standard"><text:soft-page-break/>Step 6 - Dynamic auto wiring and Troubleshooting - @Primary :</text:p>
      <text:p text:style-name="Standard">@Primary – this annotation gives more priority to the component.</text:p>
      <text:p text:style-name="Standard">Step 7 - Constructor and Setter Injection:</text:p>
      <text:p text:style-name="Standard"># Example of setter for autowiring:</text:p>
      <text:p text:style-name="Standard"><text:s text:c="3"/>@Autowired</text:p>
      <text:p text:style-name="Standard"><text:s text:c="3"/>public void setSortAlgorithm(SortAlgorithm sortAlgorithm) {</text:p>
      <text:p text:style-name="Standard"><text:s text:c="10"/>this.sortAlgorithm = sortAlgorithm;</text:p>
      <text:p text:style-name="Standard"><text:s text:c="3"/>}</text:p>
      <text:p text:style-name="Standard"># It will still work if we don’t write setter method or constructor.</text:p>
      <text:p text:style-name="Standard"># if we just write @Autowired the program is still going to work</text:p>
      <text:p text:style-name="Standard"/>
      <text:p text:style-name="Standard">Step 8 - Spring Modules:</text:p>
      <text:p text:style-name="Standard">Step 9 - Spring Projects:</text:p>
      <text:p text:style-name="Standard">Step 10 - Why is Spring Popular?</text:p>
      <text:p text:style-name="Standard"># Enables testable code</text:p>
      <text:p text:style-name="Standard"># No plumbing code</text:p>
      <text:p text:style-name="Standard"># flexible architecture</text:p>
      <text:p text:style-name="Standard"># staying current</text:p>
      <text:p text:style-name="Standard"/>
      <text:p text:style-name="Standard"/>
      <text:p text:style-name="Standard"/>
      <text:p text:style-name="Standard"/>
      <text:p text:style-name="Standard">Spring Level 2 - Spring Framework in Depth:</text:p>
      <text:p text:style-name="Standard">Section Introduction - Spring Framework in Depth:</text:p>
      <text:p text:style-name="Standard">Step 11 - Dependency Injection - A few more examples:</text:p>
      <text:p text:style-name="Standard">Step 12 - Autowiring in Depth - by Name and @Primary:</text:p>
      <text:p text:style-name="Standard"># at the time of autowiring if there are more than one component eligible for autowiring then there will be an error, then we can solve it :</text:p>
      <text:p text:style-name="Standard"><text:tab/>instead of writing it like this: </text:p>
      <text:p text:style-name="Standard"><text:tab/>@Autowired </text:p>
      <text:p text:style-name="Standard"><text:tab/>private SortAlgorithm sortAlgorithm;</text:p>
      <text:p text:style-name="Standard"><text:tab/>Write it in this way: by providing the name</text:p>
      <text:p text:style-name="Standard"><text:tab/>@Autowired</text:p>
      <text:p text:style-name="Standard"><text:tab/>private SortAlgorithm bubbleSortAlgorithm;</text:p>
      <text:p text:style-name="Standard">// here I am specifying the name “bubbleSortAlgorithm” so there will not be any problem</text:p>
      <text:p text:style-name="Standard"># as we know there are two ways for autowiring:</text:p>
      <text:p text:style-name="Standard"><text:tab/>1) by using @Private annotation</text:p>
      <text:p text:style-name="Standard"><text:s/><text:tab/>2) by using name (as done above)</text:p>
      <text:p text:style-name="Standard"># @Private has more priority than name, so if there is a situation in which there are two dependencies and one is declared as @Private and other is simple but at <text:s/>the place where we do Autowiring we use name for autowiring than , which dependency is going to be Autowired ?</text:p>
      <text:p text:style-name="Standard">ANSWER: @Private dependency will be wired because of more priority.</text:p>
      <text:p text:style-name="Standard">Step 13 - Autowiring in Depth - @Qualifier annotation:</text:p>
      <text:p text:style-name="Standard"># In this you can assign name to each of your algorithms (dependencies).</text:p>
      <text:p text:style-name="Standard"># how to assign a name:</text:p>
      <text:p text:style-name="Standard"><text:tab/>go to any dependency , for example “quickSortAlgorithm”</text:p>
      <text:p text:style-name="Standard"><text:tab/>and write @Qualifier(“quick”) just after the @Component</text:p>
      <text:p text:style-name="Standard"><text:tab/>LIKE:</text:p>
      <text:p text:style-name="Standard"><text:tab/>@Component</text:p>
      <text:p text:style-name="Standard"><text:tab/>@Qualifier(“quick”) <text:s/>// here quick is the name</text:p>
      <text:p text:style-name="Standard"><text:tab/>And then go to “BinarySearchImpl” and write:</text:p>
      <text:p text:style-name="Standard"><text:tab/>@Autowired</text:p>
      <text:p text:style-name="Standard"><text:soft-page-break/><text:s/><text:tab/>@Qualifier(“quick”)</text:p>
      <text:p text:style-name="Standard"><text:tab/>private SortAlgorithm sortAlgorithm;</text:p>
      <text:p text:style-name="Standard"># so here in this file we can specify the name of the qualifier in the @Qualifier annotation.</text:p>
      <text:p text:style-name="Standard">Step 14 - Scope of a Bean - Prototype and Singleton:</text:p>
      <text:p text:style-name="Standard">BEAN SCOPE:</text:p>
      <text:p text:style-name="Standard"><text:tab/>1) singleton – one instance per spring context</text:p>
      <text:p text:style-name="Standard"><text:tab/>2) prototype – new bean whenever requested</text:p>
      <text:p text:style-name="Standard"><text:tab/>3) request – one bean per HTTP request</text:p>
      <text:p text:style-name="Standard"><text:tab/>4) session – one bean per HTTP session</text:p>
      <text:p text:style-name="Standard"># singleton is the default Bean scope.</text:p>
      <text:p text:style-name="Standard"># singleton means there is only one copy of the object for the <text:s/>application</text:p>
      <text:p text:style-name="Standard"># prototype means , whenever we will request a new bean/instance of object will be generated</text:p>
      <text:p text:style-name="Standard"># HOW TO APPLY PROTOPYPE SCOPE:</text:p>
      <text:p text:style-name="Standard"><text:tab/>add @Scope annotation just after the @Component annotation in BinarySearchImpl.</text:p>
      <text:p text:style-name="Standard"><text:tab/>LIKE:</text:p>
      <text:p text:style-name="Standard"><text:tab/>@Component</text:p>
      <text:p text:style-name="Standard"><text:tab/>@Scope(“prototype”) // this is hardcode , not preferred</text:p>
      <text:p text:style-name="Standard"/>
      <text:p text:style-name="Standard"><text:tab/>@Scope(ConfigurableBeanFactory.SCOPE_PROTOTYPE)</text:p>
      <text:p text:style-name="Standard"/>
      <text:p text:style-name="Standard">Step 15 - Complex Scope Scenarios of a Spring Bean - Mix Prototype and Singleton:</text:p>
      <text:p text:style-name="Standard"/>
      <text:p text:style-name="Standard"/>
      <text:p text:style-name="Standard">Step 15B - Difference Between Spring Singleton and GOF Singleton:</text:p>
      <text:p text:style-name="Standard"># singleton – one instance per spring context</text:p>
      <text:p text:style-name="Standard"># GOF singleton (gangs of four) – one instance per jvm </text:p>
      <text:p text:style-name="Standard">Step 16 - Using Component Scan to scan for beans:</text:p>
      <text:p text:style-name="Standard"># @ComponentScan(“package path”) – this annotation is used to scan the component explicitly , if it is not scanned for some reason then we can use this annotation.</text:p>
      <text:p text:style-name="Standard">Step 17 - Lifecycle of a Bean - @PostConstruct and @PreDestroy:</text:p>
      <text:p text:style-name="Standard"># @PostConstruct – this method runs only once, just after the initialization of bean properties.</text:p>
      <text:p text:style-name="Standard"><text:tab/>EX:</text:p>
      <text:p text:style-name="Standard"><text:tab/>@PostConstruct</text:p>
      <text:p text:style-name="Standard"><text:tab/>public void postConstruct() { logger.info(“postconstruct”);}</text:p>
      <text:p text:style-name="Standard"># @PreDestroy - A method annotated with @PreDestroyruns only once, just before Spring removes our bean from the application context.</text:p>
      <text:p text:style-name="Standard"/>
      <text:p text:style-name="Standard"><text:s/>Step 18 - Container and Dependency Injection (CDI) - @Named, @Inject:</text:p>
      <text:p text:style-name="Standard"># CDI – Context and Dependency Injection</text:p>
      <text:p text:style-name="Standard"># java EE Dependency injection standard (jsr-330)</text:p>
      <text:p text:style-name="Standard"># spring supports most annotations</text:p>
      <text:p text:style-name="Standard"><text:tab/>* @Inject( @Autowired)</text:p>
      <text:p text:style-name="Standard"><text:tab/>* @Named (@Component &amp; @Qualifier )</text:p>
      <text:p text:style-name="Standard"><text:tab/>* @Singleton (defines a scope of singleton)</text:p>
      <text:p text:style-name="Standard">Step 19 - Removing Spring Boot in Basic Application:</text:p>
      <text:p text:style-name="Standard">Step 24 - IOC Container vs Application Context vs Bean Factory:</text:p>
      <text:p text:style-name="Standard">Step 25 - @Component vs @Service vs @Repository vs @Controller:</text:p>
      <text:p text:style-name="Standard"># @Component – used when we are not sure about the layer</text:p>
      <text:p text:style-name="Standard"># @Controller – mostly used in web layer (in MVC pattern)</text:p>
      <text:p text:style-name="Standard"># @Service – used in business layer (</text:p>
      <text:p text:style-name="Standard"># @Repository – used in data lay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05:25:15.544560339</meta:creation-date>
    <dc:date>2022-02-28T05:26:09.009040515</dc:date>
    <meta:editing-duration>PT53S</meta:editing-duration>
    <meta:editing-cycles>1</meta:editing-cycles>
    <meta:document-statistic meta:table-count="0" meta:image-count="0" meta:object-count="0" meta:page-count="3" meta:paragraph-count="124" meta:word-count="1098" meta:character-count="6764" meta:non-whitespace-character-count="5704"/>
    <meta:generator>LibreOffice/6.4.7.2$Linux_X86_64 LibreOffice_project/40$Build-2</meta:generator>
  </office:meta>
</office:document-meta>
</file>